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577cm" svg:y="4.137cm">
            <draw:object draw:notify-on-update-of-ranges="Sheet1.B4:Sheet1.B7 Sheet1.C3:Sheet1.C3 Sheet1.C4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項目</text:p>
          </table:table-cell>
          <table:table-cell table:style-name="Default" office:value-type="string" calcext:value-type="string">
            <text:p>達成度 [%]</text:p>
          </table:table-cell>
        </table:table-row>
        <table:table-row table:style-name="ro1">
          <table:table-cell/>
          <table:table-cell office:value-type="string" calcext:value-type="string">
            <text:p>歩行をカウントする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歩数を画面に表示する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走行をカウン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階段の登り降りをカウント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00/00/00</text:date>, <text:time style:data-style-name="N2" text:time-value="15:12:24.66621139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41:16.332915103</meta:creation-date>
    <dc:date>2017-11-28T15:18:20.042900552</dc:date>
    <meta:editing-duration>PT13M54S</meta:editing-duration>
    <meta:editing-cycles>2</meta:editing-cycles>
    <meta:generator>LibreOffice/4.2.8.2$Linux_X86_64 LibreOffice_project/42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857cm" svg:y="8.217cm" style:legend-expansion="wide" chart:style-name="ch2"/>
        <chart:plot-area chart:style-name="ch3" table:cell-range-address="Sheet1.B3:Sheet1.C7" chart:data-source-has-labels="both" svg:x="0.296cm" svg:y="0.179cm" svg:width="14.94cm" svg:height="8.009cm">
          <chartooo:coordinate-region svg:x="4.198cm" svg:y="0.179cm" svg:width="10.758cm" svg:height="7.362cm"/>
          <chart:axis chart:dimension="x" chart:name="primary-x" chart:style-name="ch4" chartooo:axis-type="auto">
            <chartooo:date-scale/>
            <chart:categories table:cell-range-address="Sheet1.B4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7" chart:label-cell-address="Sheet1.C3:Sheet1.C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達成度 [%]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歩行をカウントする</text:p>
                <draw:g>
                  <svg:desc>Sheet1.B4:Sheet1.B7</svg:desc>
                </draw:g>
              </table:table-cell>
              <table:table-cell office:value-type="float" office:value="50">
                <text:p>50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歩数を画面に表示する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走行をカウント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階段の登り降りをカウント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